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6.389cm"/>
    </style:style>
    <style:style style:name="Table1.B" style:family="table-column">
      <style:table-column-properties style:column-width="3.408cm"/>
    </style:style>
    <style:style style:name="Table1.C" style:family="table-column">
      <style:table-column-properties style:column-width="3.699cm"/>
    </style:style>
    <style:style style:name="Table1.D" style:family="table-column">
      <style:table-column-properties style:column-width="3.4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Times New Roman" fo:font-size="14pt" officeooo:rsid="000c535b" officeooo:paragraph-rsid="000c535b" style:font-size-asian="12.25pt" style:font-size-complex="14pt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0c535b" officeooo:paragraph-rsid="000c535b" style:font-size-asian="12.25pt" style:font-weight-asian="bold" style:font-size-complex="14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3cm" style:auto-text-indent="false"/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1.3cm" style:auto-text-indent="false"/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3cm" style:auto-text-indent="fals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 style:master-page-name="">
      <style:paragraph-properties fo:margin-left="0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1" style:family="text">
      <style:text-properties officeooo:rsid="000b3f53"/>
    </style:style>
    <style:style style:name="T2" style:family="text">
      <style:text-properties fo:font-style="italic" officeooo:rsid="000b3f53" style:font-style-asian="italic" style:font-style-complex="italic"/>
    </style:style>
    <style:style style:name="T3" style:family="text">
      <style:text-properties fo:font-style="italic" officeooo:rsid="000b4abd" style:font-style-asian="italic" style:font-style-complex="italic"/>
    </style:style>
    <style:style style:name="T4" style:family="text">
      <style:text-properties officeooo:rsid="000b4abd"/>
    </style:style>
    <style:style style:name="T5" style:family="text">
      <style:text-properties officeooo:rsid="000c535b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oft-page-break/>Обоснование актуальности разработки автоматизированной система управления программными проектами по методологии <text:span text:style-name="T2">SCRUM.</text:span></text:p>
      <text:p text:style-name="P6">В данном дипломном проекте рассматривается <text:s/>разработка и внедрение системы управления программными проектами по методологии <text:span text:style-name="T2">SCRUM. </text:span></text:p>
      <text:p text:style-name="P4"><text:span text:style-name="T1">Цель разработки и внедрения данной системы — упрощение взаимодействия между разработчиками и заказчиками, упрощение получения обратной связи от конечного пользователя, визуализация процесса разработки проекта, [снижение издержек на связь между членами проекта].</text:span></text:p>
      <text:p text:style-name="P4">Внедрение АСУ позволит уменьшить количество проектной документации, снизить коммуникационный барьер между заказчиками и разработчиками за счет предоставления единого интерфейса для работы над проектами, определять стадии развития проекта и отслеживать продвижение проекта, реализуя принцип <text:span text:style-name="T3">just in time. </text:span><text:span text:style-name="T4">Позволит организации быть более гибкой и <text:s/>быстрее реагировать на изменения в требованиях заказчика или изменения на рынке.</text:span></text:p>
      <text:p text:style-name="P4">После разработки и тестирования данную систему планируется продавать по тарифным планам, приведенным в таблице <text:span text:style-name="T4">1.</text:span></text:p>
      <text:p text:style-name="P5">Таблица <text:span text:style-name="T4">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Количество пользователей</text:p>
          </table:table-cell>
          <table:table-cell table:style-name="Table1.A1" office:value-type="string">
            <text:p text:style-name="P3"><text:s/><text:span text:style-name="T5">3 месяца</text:span></text:p>
          </table:table-cell>
          <table:table-cell table:style-name="Table1.A1" office:value-type="string">
            <text:p text:style-name="P2">6 месяцев</text:p>
          </table:table-cell>
          <table:table-cell table:style-name="Table1.D1" office:value-type="string">
            <text:p text:style-name="P2">1 год</text:p>
          </table:table-cell>
        </table:table-row>
        <table:table-row>
          <table:table-cell table:style-name="Table1.A2" office:value-type="string">
            <text:p text:style-name="P1">10 - 20</text:p>
          </table:table-cell>
          <table:table-cell table:style-name="Table1.A2" office:value-type="string">
            <text:p text:style-name="P1">20 долл / чел</text:p>
          </table:table-cell>
          <table:table-cell table:style-name="Table1.A2" office:value-type="string">
            <text:p text:style-name="P1">11 долл / чел</text:p>
          </table:table-cell>
          <table:table-cell table:style-name="Table1.D2" office:value-type="string">
            <text:p text:style-name="P1">8 <text:span text:style-name="T6">долл / чел</text:span></text:p>
          </table:table-cell>
        </table:table-row>
        <table:table-row>
          <table:table-cell table:style-name="Table1.A2" office:value-type="string">
            <text:p text:style-name="P1">20 - 35</text:p>
          </table:table-cell>
          <table:table-cell table:style-name="Table1.A2" office:value-type="string">
            <text:p text:style-name="P1">16 долл / чел</text:p>
          </table:table-cell>
          <table:table-cell table:style-name="Table1.A2" office:value-type="string">
            <text:p text:style-name="P1">9 долл / чел</text:p>
          </table:table-cell>
          <table:table-cell table:style-name="Table1.D2" office:value-type="string">
            <text:p text:style-name="P1">7 <text:span text:style-name="T6">долл / чел</text:span></text:p>
          </table:table-cell>
        </table:table-row>
        <table:table-row>
          <table:table-cell table:style-name="Table1.A2" office:value-type="string">
            <text:p text:style-name="P1">Более 35</text:p>
          </table:table-cell>
          <table:table-cell table:style-name="Table1.A2" office:value-type="string">
            <text:p text:style-name="P1">13 долл / чел</text:p>
          </table:table-cell>
          <table:table-cell table:style-name="Table1.A2" office:value-type="string">
            <text:p text:style-name="P1">8 долл / чел</text:p>
          </table:table-cell>
          <table:table-cell table:style-name="Table1.D2" office:value-type="string">
            <text:p text:style-name="P1">5 <text:span text:style-name="T6">долл / чел</text:span></text:p>
          </table:table-cell>
        </table:table-row>
      </table:table>
      <text:p text:style-name="P4"/>
      <text:p text:style-name="P4">Таким образом ожидаемым результатом разработки и внедрения <text:s/>новой системы является получение дополнительной прибыли от продаж данной системы компанией-разработчиком и снижение издержек на управление проектами компаниями -покупателя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5T20:59:21.894683000</meta:creation-date>
    <dc:date>2015-04-05T21:48:23.012434000</dc:date>
    <meta:editing-duration>PT1M30S</meta:editing-duration>
    <meta:editing-cycles>1</meta:editing-cycles>
    <meta:document-statistic meta:table-count="1" meta:image-count="0" meta:object-count="0" meta:page-count="2" meta:paragraph-count="23" meta:word-count="204" meta:character-count="1473" meta:non-whitespace-character-count="1286"/>
    <meta:generator>LibreOffice/4.3.4.1$MacOSX_x86 LibreOffice_project/bc356b2f991740509f321d70e4512a6a54c5f243</meta:generator>
  </office:meta>
</office:document-meta>
</file>